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text-properties officeooo:paragraph-rsid="0011a730"/>
    </style:style>
    <style:style style:name="T1" style:family="text">
      <style:text-properties officeooo:rsid="0011a730"/>
    </style:style>
    <style:style style:name="T2" style:family="text">
      <style:text-properties officeooo:rsid="001b4941"/>
    </style:style>
    <style:style style:name="T3" style:family="text">
      <style:text-properties officeooo:rsid="001cba12"/>
    </style:style>
    <style:style style:name="T4" style:family="text">
      <style:text-properties officeooo:rsid="001d246e"/>
    </style:style>
    <style:style style:name="T5" style:family="text">
      <style:text-properties officeooo:rsid="001de43d"/>
    </style:style>
    <style:style style:name="T6" style:family="text">
      <style:text-properties officeooo:rsid="001e04cf"/>
    </style:style>
    <style:style style:name="T7" style:family="text">
      <style:text-properties officeooo:rsid="00201c32"/>
    </style:style>
    <style:style style:name="T8" style:family="text">
      <style:text-properties officeooo:rsid="00211881"/>
    </style:style>
    <style:style style:name="T9" style:family="text">
      <style:text-properties officeooo:rsid="00236715"/>
    </style:style>
    <style:style style:name="T10" style:family="text">
      <style:text-properties fo:font-size="6pt" officeooo:rsid="00236715" style:font-size-asian="6pt" style:font-size-complex="6pt"/>
    </style:style>
    <style:style style:name="T11" style:family="text">
      <style:text-properties fo:font-size="6pt" officeooo:rsid="00211881" style:font-size-asian="6pt" style:font-size-complex="6pt"/>
    </style:style>
    <style:style style:name="T12" style:family="text">
      <style:text-properties fo:font-size="6pt" officeooo:rsid="0011a730" style:font-size-asian="5.25pt" style:font-size-complex="6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py3o://for=%22line%20in%20range(100)%22" text:style-name="Internet_20_link" text:visited-style-name="Visited_20_Internet_20_Link"><text:span text:style-name="T10">for="line in range(100)"</text:span></text:a></text:p>
      <text:p text:style-name="P1"><text:a xlink:type="simple" xlink:href="py3o://with=%22img=barcode('QR',%20str(line),%20width='100',%20height='100')%22" text:style-name="Internet_20_link" text:visited-style-name="Visited_20_Internet_20_Link"><text:span text:style-name="T11">with="img=barcode('QR', str(line), width='100', height='100')"</text:span></text:a></text:p>
      <text:p text:style-name="P1"><draw:frame draw:style-name="fr1" draw:name="py3o.image(img, 'png', width='2cm', height='2cm', isb64=True)" text:anchor-type="paragraph" svg:x="0cm" svg:y="0cm" svg:width="1.499cm" draw:z-index="0"><draw:text-box fo:min-height="1.499cm"><text:p text:style-name="Frame_20_contents"/></draw:text-box></draw:frame><text:soft-page-break/><text:a xlink:type="simple" xlink:href="py3o:///for" text:style-name="Internet_20_link" text:visited-style-name="Visited_20_Internet_20_Link"><text:span text:style-name="T12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cm" fo:page-height="2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6T18:11:50.725631013</meta:creation-date>
    <dc:date>2020-05-17T22:35:26.418923841</dc:date>
    <meta:editing-duration>PT8H54M31S</meta:editing-duration>
    <meta:editing-cycles>23</meta:editing-cycles>
    <meta:generator>LibreOffice/6.4.3.2$Linux_X86_64 LibreOffice_project/747b5d0ebf89f41c860ec2a39efd7cb15b54f2d8</meta:generator>
    <meta:document-statistic meta:table-count="0" meta:image-count="0" meta:object-count="0" meta:page-count="2" meta:paragraph-count="3" meta:word-count="8" meta:character-count="90" meta:non-whitespace-character-count="85"/>
  </office:meta>
</office:document-meta>
</file>